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fo:font-style="italic" style:text-underline-style="none" style:font-style-asian="italic" style:font-style-complex="italic"/>
    </style:style>
    <style:style style:name="P3" style:family="paragraph" style:parent-style-name="Text_20_body">
      <style:paragraph-properties fo:margin-left="0in" fo:margin-right="0in" fo:text-indent="0in" style:auto-text-indent="false"/>
      <style:text-properties fo:font-style="italic" style:text-underline-style="none" style:font-style-asian="italic" style:font-style-complex="italic"/>
    </style:style>
    <style:style style:name="P4" style:family="paragraph" style:parent-style-name="Preformatted_20_Text">
      <style:text-properties fo:font-size="8pt" style:font-size-asian="8pt" style:font-size-complex="8pt"/>
    </style:style>
    <style:style style:name="P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8pt" fo:font-style="normal" fo:font-weight="normal" style:font-size-asian="8pt" style:font-style-asian="normal" style:font-weight-asian="normal" style:font-size-complex="8pt" style:font-style-complex="normal" style:font-weight-complex="normal"/>
    </style:style>
    <style:style style:name="T12" style:family="text">
      <style:text-properties fo:font-size="8pt" fo:font-style="italic" style:text-underline-style="none" fo:font-weight="normal" style:font-size-asian="8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rdDAV deployment</text:h>
      <text:p text:style-name="Text_20_body">At the end is a copy of the quickstart configuration file </text:p>
      <text:p text:style-name="Preformatted_20_Text">WEB-INF/classes/properties/carddav/options.xml</text:p>
      <text:p text:style-name="Text_20_body">This can be edited in place to try out changes. We will refer to that as we describe the setup.</text:p>
      <text:h text:style-name="Heading_20_2" text:outline-level="2">Concepts</text:h>
      <text:p text:style-name="Text_20_body">The server provides a DAV-like hierarchical view of one or more directory services and delivers vcard like information from those directories. It allows storage of personal address book information in a central directory.</text:p>
      <text:p text:style-name="Text_20_body">The server works by using a path prefix to select a handler. It attempts to match the longest prefix so that a handler may process the general cases found on a shorter path while a different handler processes a subtree.</text:p>
      <text:p text:style-name="Text_20_body">For example, in the configuration below we have handlers for "/principals", "/principals/users" and so on. <text:s/>The path comes from the outside DAV view. Requests are presented as operation on urls and are translated to their internal representation by the handler.</text:p>
      <text:p text:style-name="Text_20_body">For example, if we request information for "/principals/users/vbede" the handler for the prefix "/principals/users" will carry out the search</text:p>
      <text:h text:style-name="Heading_20_2" text:outline-level="2">Principals and People</text:h>
      <text:p text:style-name="Text_20_body">Principals usually imply some sort of authority. There may be more than one principal associated with a person or thing, for example a user principal may be used by a person to authenticate to one service but a different principal will allow authentication to another.</text:p>
      <text:p text:style-name="Text_20_body">Usually a person is represented by a single directory entry. In this carddav implementation the enterprise person directory is implemented as a public address book, probably on the path "/public".</text:p>
      <text:p text:style-name="Text_20_body">We may or may not choose to expose the principal hierarchy. The principal hierarchy is often needed when determining group membership. </text:p>
      <text:h text:style-name="Heading_20_2" text:outline-level="2">Public people address book</text:h>
      <text:p text:style-name="Text_20_body">In the configuration below we have a public-dirhandler with a path prefix of "/public". This, as configured looks for inetorgPerson objects in the ou </text:p>
      <text:p text:style-name="P4">ou=public,ou=addrbooks,dc=bedework,dc=org</text:p>
      <text:p text:style-name="Text_20_body">as defined by the basedn element.</text:p>
      <text:p text:style-name="Text_20_body">For production use it may be appropriate to define a public user handler with a path prefix of "/public/users" and map it on to a pre-existing person directory.</text:p>
      <text:p text:style-name="Text_20_body">In addition, a "/public/departments" handler would be able to deliver departmental information.</text:p>
      <text:h text:style-name="Heading_20_2" text:outline-level="2">Accessing the service.</text:h>
      <text:p text:style-name="Text_20_body">For real address book manipulation a CardDAV client is required. However, the server does offer a simple interface which can be used by widgets to obtain directory information in a number of formats.</text:p>
      <text:p text:style-name="Text_20_body">The url for that service is defined in the pubcarddav configuration by</text:p>
      <text:p text:style-name="P4"><text:soft-page-break/><text:s text:c="10"/>&lt;webaddrServiceURI&gt;/find&lt;/webaddrServiceURI&gt;</text:p>
      <text:p text:style-name="Text_20_body">That service takes simple request parameters and will deliver the output in the requested format.</text:p>
      <text:p text:style-name="Text_20_body">Request parameters are:</text:p>
      <text:p text:style-name="P1"><text:span text:style-name="T2">format:</text:span> values may be <text:span text:style-name="T6">vcard</text:span> or <text:span text:style-name="T6">json</text:span></text:p>
      <text:p text:style-name="P1"><text:span text:style-name="T3">addrbook: </text:span><text:span text:style-name="T9">the path to the address book, default is defined in </text:span><text:span text:style-name="T7">webaddrPublicAddrbook</text:span></text:p>
      <text:p text:style-name="P2"><text:span text:style-name="T5">limit:</text:span><text:span text:style-name="T8"> allows the number of returned results to be limited</text:span></text:p>
      <text:p text:style-name="P2"><text:span text:style-name="T5">user:</text:span><text:span text:style-name="T8"> a user account</text:span></text:p>
      <text:p text:style-name="P2"><text:span text:style-name="T5">mail:</text:span><text:span text:style-name="T8"> an email address</text:span></text:p>
      <text:p text:style-name="P2"><text:span text:style-name="T5">org:</text:span><text:span text:style-name="T8"> an organization</text:span></text:p>
      <text:p text:style-name="P2"><text:span text:style-name="T5">q:</text:span><text:span text:style-name="T8"> general query string.</text:span></text:p>
      <text:p text:style-name="P3"><text:span text:style-name="T8">A searching strategy needs to be implemented by the ui. When searching for a user entry the widget may want to search the personal and public and merge the results or provide some options for selecting the address book. Users can share address books, the addrbook parameter </text:span></text:p>
      <text:h text:style-name="Heading_20_2" text:outline-level="2">Issues</text:h>
      <text:p text:style-name="Text_20_body">Default public address book should probably be "/public/users"</text:p>
      <text:p text:style-name="Text_20_body">Need a handler for "/public/users" and "/public/departments"</text:p>
      <text:p text:style-name="Text_20_body">Mapping from people to principals? And then to group membership.</text:p>
      <text:h text:style-name="P5" text:outline-level="2">Appendix: Configuration file example</text:h>
      <text:p text:style-name="P4">&lt;!-- This provides run time options for the CardDAV server.</text:p>
      <text:p text:style-name="P4"><text:s text:c="2"/>--&gt;</text:p>
      <text:p text:style-name="P4">&lt;bedework-options&gt;</text:p>
      <text:p text:style-name="P4"><text:s text:c="2"/>&lt;org&gt;</text:p>
      <text:p text:style-name="P4"><text:s text:c="4"/>&lt;bedework&gt;</text:p>
      <text:p text:style-name="P4"><text:s text:c="6"/>&lt;global&gt;</text:p>
      <text:p text:style-name="P4"><text:s text:c="8"/>&lt;version&gt;3.5&lt;/version&gt;</text:p>
      <text:p text:style-name="P4"></text:p>
      <text:p text:style-name="P4"><text:s text:c="8"/>&lt;dirhandlers&gt;</text:p>
      <text:p text:style-name="P4"><text:s text:c="10"/>&lt;!-- handle the principal hierarchy.</text:p>
      <text:p text:style-name="P4"><text:s text:c="15"/>This could be a read-only interface if we don't intend to allow</text:p>
      <text:p text:style-name="P4"><text:s text:c="15"/>modification of the enterprise directory.</text:p>
      <text:p text:style-name="P4"></text:p>
      <text:p text:style-name="P4"><text:s text:c="15"/>However, we may need to merge in subsidiary information to handle</text:p>
      <text:p text:style-name="P4"><text:s text:c="15"/>principal properties. That may mean maintaining a shadow</text:p>
      <text:p text:style-name="P4"><text:s text:c="15"/>principal hierarchy in the local server.</text:p>
      <text:p text:style-name="P4"><text:s text:c="12"/>--&gt;</text:p>
      <text:p text:style-name="P4"><text:s text:c="10"/>&lt;principal-dirHandler</text:p>
      <text:p text:style-name="P4"><text:s text:c="17"/>classname="org.bedework.carddav.util.LdapDirHandlerConfig" &gt;</text:p>
      <text:p text:style-name="P4"><text:s text:c="12"/>&lt;pathPrefix&gt;/principals&lt;/pathPrefix&gt;</text:p>
      <text:p text:style-name="P4"><text:s text:c="12"/>&lt;className&gt;org.bedework.carddav.server.dirHandlers.LdapPrincipalDirHandler&lt;/className&gt;</text:p>
      <text:p text:style-name="P4"></text:p>
      <text:p text:style-name="P4"><text:s text:c="12"/>&lt;initialContextFactory&gt;com.sun.jndi.ldap.LdapCtxFactory&lt;/initialContextFactory&gt;</text:p>
      <text:p text:style-name="P4"><text:s text:c="12"/>&lt;providerUrl&gt;ldap://localhost:10389/&lt;/providerUrl&gt;</text:p>
      <text:p text:style-name="P4"><text:s text:c="12"/>&lt;baseDn&gt;dc=bedework, dc=org&lt;/baseDn&gt;</text:p>
      <text:p text:style-name="P4"></text:p>
      <text:p text:style-name="P4"><text:s text:c="12"/>&lt;queryLimit&gt;1000&lt;/queryLimit&gt;</text:p>
      <text:p text:style-name="P4"></text:p>
      <text:p text:style-name="P4"><text:s text:c="12"/>&lt;!-- We need to get operational attributes from the directory.</text:p>
      <text:p text:style-name="P4"><text:s text:c="15"/>This requires us to explicitly name all attributes on fetch.</text:p>
      <text:p text:style-name="P4"><text:s text:c="15"/>This element allows us to name EXTRA attributes from the default</text:p>
      <text:p text:style-name="P4"><text:s text:c="15"/>list provided by the impleemntation.</text:p>
      <text:p text:style-name="P4"><text:s text:c="14"/>--&gt;</text:p>
      <text:p text:style-name="P4"><text:s text:c="12"/>&lt;attrIds&gt;&lt;/attrIds&gt;</text:p>
      <text:p text:style-name="P4"></text:p>
      <text:p text:style-name="P4"><text:s text:c="12"/>&lt;addressbookObjectClass&gt;organizationalUnit&lt;/addressbookObjectClass&gt;</text:p>
      <text:p text:style-name="P4"><text:s text:c="12"/>&lt;addressbookIdAttr&gt;ou&lt;/addressbookIdAttr&gt;</text:p>
      <text:p text:style-name="P4"></text:p>
      <text:p text:style-name="P4"><text:s text:c="12"/>&lt;authDn&gt;uid=admin,ou=system&lt;/authDn&gt;</text:p>
      <text:p text:style-name="P4"><text:s text:c="12"/>&lt;authPw&gt;secret&lt;/authPw&gt;</text:p>
      <text:p text:style-name="P4"></text:p>
      <text:p text:style-name="P4"><text:s text:c="12"/>&lt;debug&gt;true&lt;/debug&gt;</text:p>
      <text:p text:style-name="P4"><text:s text:c="10"/>&lt;/principal-dirHandler&gt;</text:p>
      <text:p text:style-name="P4"></text:p>
      <text:p text:style-name="P4"><text:s text:c="10"/>&lt;user-principal-dirHandler classname="org.bedework.carddav.util.LdapDirHandlerConfig" &gt;</text:p>
      <text:p text:style-name="P4"><text:s text:c="12"/>&lt;pathPrefix&gt;/principals/users&lt;/pathPrefix&gt;</text:p>
      <text:p text:style-name="P4"><text:s text:c="12"/>&lt;addressBook&gt;true&lt;/addressBook&gt;</text:p>
      <text:p text:style-name="P4"></text:p>
      <text:p text:style-name="P4"><text:s text:c="12"/>&lt;className&gt;org.bedework.carddav.server.dirHandlers.LdapPrincipalDirHandler&lt;/className&gt;</text:p>
      <text:p text:style-name="P4"></text:p>
      <text:p text:style-name="P4"><text:s text:c="12"/>&lt;initialContextFactory&gt;com.sun.jndi.ldap.LdapCtxFactory&lt;/initialContextFactory&gt;</text:p>
      <text:p text:style-name="P4"><text:s text:c="12"/>&lt;providerUrl&gt;ldap://localhost:10389/&lt;/providerUrl&gt;</text:p>
      <text:p text:style-name="P4"><text:s text:c="12"/>&lt;baseDn&gt;ou=accounts,dc=bedework,dc=org&lt;/baseDn&gt;</text:p>
      <text:p text:style-name="P4"></text:p>
      <text:p text:style-name="P4"><text:s text:c="12"/>&lt;queryLimit&gt;1000&lt;/queryLimit&gt;</text:p>
      <text:p text:style-name="P4"></text:p>
      <text:p text:style-name="P4"><text:s text:c="12"/>&lt;attrIds&gt;&lt;/attrIds&gt;</text:p>
      <text:p text:style-name="P4"></text:p>
      <text:p text:style-name="P4"><text:s text:c="12"/>&lt;cardKind&gt;individual&lt;/cardKind&gt;</text:p>
      <text:p text:style-name="P4"></text:p>
      <text:p text:style-name="P4"><text:s text:c="12"/>&lt;addressbookObjectClass&gt;organizationalUnit&lt;/addressbookObjectClass&gt;</text:p>
      <text:p text:style-name="P4"><text:s text:c="12"/>&lt;addressbookIdAttr&gt;ou&lt;/addressbookIdAttr&gt;</text:p>
      <text:p text:style-name="P4"></text:p>
      <text:p text:style-name="P4"><text:s text:c="12"/>&lt;addressbookEntryObjectClass&gt;inetOrgPerson&lt;/addressbookEntryObjectClass&gt;</text:p>
      <text:p text:style-name="P4"><text:s text:c="12"/>&lt;addressbookEntryIdAttr&gt;uid&lt;/addressbookEntryIdAttr&gt;</text:p>
      <text:p text:style-name="P4"></text:p>
      <text:p text:style-name="P4"><text:s text:c="12"/>&lt;principalIdAttr&gt;uid&lt;/principalIdAttr&gt;</text:p>
      <text:p text:style-name="P4"></text:p>
      <text:p text:style-name="P4"><text:s text:c="12"/>&lt;authDn&gt;uid=admin,ou=system&lt;/authDn&gt;</text:p>
      <text:p text:style-name="P4"><text:soft-page-break/><text:s text:c="12"/>&lt;authPw&gt;secret&lt;/authPw&gt;</text:p>
      <text:p text:style-name="P4"></text:p>
      <text:p text:style-name="P4"><text:s text:c="12"/>&lt;debug&gt;true&lt;/debug&gt;</text:p>
      <text:p text:style-name="P4"><text:s text:c="10"/>&lt;/user-principal-dirHandler&gt;</text:p>
      <text:p text:style-name="P4"></text:p>
      <text:p text:style-name="P4"><text:s text:c="10"/>&lt;group-principal-dirHandler classname="org.bedework.carddav.util.LdapDirHandlerConfig" &gt;</text:p>
      <text:p text:style-name="P4"><text:s text:c="12"/>&lt;pathPrefix&gt;/principals/groups&lt;/pathPrefix&gt;</text:p>
      <text:p text:style-name="P4"><text:s text:c="12"/>&lt;addressBook&gt;true&lt;/addressBook&gt;</text:p>
      <text:p text:style-name="P4"></text:p>
      <text:p text:style-name="P4"><text:s text:c="12"/>&lt;className&gt;org.bedework.carddav.server.dirHandlers.LdapPrincipalDirHandler&lt;/className&gt;</text:p>
      <text:p text:style-name="P4"></text:p>
      <text:p text:style-name="P4"><text:s text:c="12"/>&lt;initialContextFactory&gt;com.sun.jndi.ldap.LdapCtxFactory&lt;/initialContextFactory&gt;</text:p>
      <text:p text:style-name="P4"><text:s text:c="12"/>&lt;providerUrl&gt;ldap://localhost:10389/&lt;/providerUrl&gt;</text:p>
      <text:p text:style-name="P4"></text:p>
      <text:p text:style-name="P4"><text:s text:c="12"/>&lt;baseDn&gt;ou=groups,dc=bedework,dc=org&lt;/baseDn&gt;</text:p>
      <text:p text:style-name="P4"></text:p>
      <text:p text:style-name="P4"><text:s text:c="12"/>&lt;queryLimit&gt;1000&lt;/queryLimit&gt;</text:p>
      <text:p text:style-name="P4"></text:p>
      <text:p text:style-name="P4"><text:s text:c="12"/>&lt;attrIds&gt;&lt;/attrIds&gt;</text:p>
      <text:p text:style-name="P4"></text:p>
      <text:p text:style-name="P4"><text:s text:c="12"/>&lt;cardKind&gt;group&lt;/cardKind&gt;</text:p>
      <text:p text:style-name="P4"></text:p>
      <text:p text:style-name="P4"><text:s text:c="12"/>&lt;addressbookObjectClass&gt;organizationalUnit&lt;/addressbookObjectClass&gt;</text:p>
      <text:p text:style-name="P4"><text:s text:c="12"/>&lt;addressbookIdAttr&gt;ou&lt;/addressbookIdAttr&gt;</text:p>
      <text:p text:style-name="P4"></text:p>
      <text:p text:style-name="P4"><text:s text:c="12"/>&lt;addressbookEntryObjectClass&gt;groupOfUniqueNames&lt;/addressbookEntryObjectClass&gt;</text:p>
      <text:p text:style-name="P4"><text:s text:c="12"/>&lt;addressbookEntryIdAttr&gt;cn&lt;/addressbookEntryIdAttr&gt;</text:p>
      <text:p text:style-name="P4"></text:p>
      <text:p text:style-name="P4"><text:s text:c="12"/>&lt;principalIdAttr&gt;cn&lt;/principalIdAttr&gt;</text:p>
      <text:p text:style-name="P4"></text:p>
      <text:p text:style-name="P4"><text:s text:c="12"/>&lt;authDn&gt;uid=admin,ou=system&lt;/authDn&gt;</text:p>
      <text:p text:style-name="P4"><text:s text:c="12"/>&lt;authPw&gt;secret&lt;/authPw&gt;</text:p>
      <text:p text:style-name="P4"></text:p>
      <text:p text:style-name="P4"><text:s text:c="12"/>&lt;debug&gt;true&lt;/debug&gt;</text:p>
      <text:p text:style-name="P4"><text:s text:c="10"/>&lt;/group-principal-dirHandler&gt;</text:p>
      <text:p text:style-name="P4"></text:p>
      <text:p text:style-name="P4"><text:s text:c="10"/>&lt;!-- handle the user address book hierarchy --&gt;</text:p>
      <text:p text:style-name="P4"><text:s text:c="10"/>&lt;user-dirHandler classname="org.bedework.carddav.util.LdapDirHandlerConfig" &gt;</text:p>
      <text:p text:style-name="P4"><text:s text:c="12"/>&lt;pathPrefix&gt;/user&lt;/pathPrefix&gt;</text:p>
      <text:p text:style-name="P4"><text:s text:c="12"/>&lt;className&gt;org.bedework.carddav.server.dirHandlers.LdapAddrBookDirHandler&lt;/className&gt;</text:p>
      <text:p text:style-name="P4"></text:p>
      <text:p text:style-name="P4"><text:s text:c="12"/>&lt;initialContextFactory&gt;com.sun.jndi.ldap.LdapCtxFactory&lt;/initialContextFactory&gt;</text:p>
      <text:p text:style-name="P4"><text:s text:c="12"/>&lt;providerUrl&gt;ldap://localhost:10389/&lt;/providerUrl&gt;</text:p>
      <text:p text:style-name="P4"></text:p>
      <text:p text:style-name="P4"><text:s text:c="12"/>&lt;baseDn&gt;ou=users,ou=addrbooks,dc=bedework,dc=org&lt;/baseDn&gt;</text:p>
      <text:p text:style-name="P4"></text:p>
      <text:p text:style-name="P4"><text:s text:c="12"/>&lt;queryLimit&gt;1000&lt;/queryLimit&gt;</text:p>
      <text:p text:style-name="P4"></text:p>
      <text:p text:style-name="P4"><text:s text:c="12"/>&lt;attrIds&gt;&lt;/attrIds&gt;</text:p>
      <text:p text:style-name="P4"></text:p>
      <text:p text:style-name="P4"><text:s text:c="12"/>&lt;folderObjectClass&gt;organizationalUnit&lt;/folderObjectClass&gt;</text:p>
      <text:p text:style-name="P4"><text:s text:c="12"/>&lt;folderIdAttr&gt;ou&lt;/folderIdAttr&gt;</text:p>
      <text:p text:style-name="P4"></text:p>
      <text:p text:style-name="P4"><text:s text:c="12"/>&lt;addressbookObjectClass&gt;addressBook&lt;/addressbookObjectClass&gt;</text:p>
      <text:p text:style-name="P4"><text:s text:c="12"/>&lt;addressbookIdAttr&gt;ou&lt;/addressbookIdAttr&gt;</text:p>
      <text:p text:style-name="P4"></text:p>
      <text:p text:style-name="P4"><text:s text:c="12"/>&lt;addressbookEntryObjectClass&gt;inetOrgPerson&lt;/addressbookEntryObjectClass&gt;</text:p>
      <text:p text:style-name="P4"><text:s text:c="12"/>&lt;addressbookEntryIdAttr&gt;cn&lt;/addressbookEntryIdAttr&gt;</text:p>
      <text:p text:style-name="P4"></text:p>
      <text:p text:style-name="P4"><text:s text:c="12"/>&lt;authDn&gt;uid=admin,ou=system&lt;/authDn&gt;</text:p>
      <text:p text:style-name="P4"><text:s text:c="12"/>&lt;authPw&gt;secret&lt;/authPw&gt;</text:p>
      <text:p text:style-name="P4"><text:s text:c="12"/>&lt;debug&gt;true&lt;/debug&gt;</text:p>
      <text:p text:style-name="P4"><text:s text:c="10"/>&lt;/user-dirHandler&gt;</text:p>
      <text:p text:style-name="P4"></text:p>
      <text:p text:style-name="P4"><text:s text:c="10"/>&lt;!-- handle the public (enterprise) address book hierarchy --&gt;</text:p>
      <text:p text:style-name="P4"><text:s text:c="10"/>&lt;public-dirHandler classname="org.bedework.carddav.util.LdapDirHandlerConfig" &gt;</text:p>
      <text:p text:style-name="P4"><text:s text:c="12"/>&lt;pathPrefix&gt;/public&lt;/pathPrefix&gt;</text:p>
      <text:p text:style-name="P4"><text:s text:c="12"/>&lt;className&gt;org.bedework.carddav.server.dirHandlers.LdapAddrBookDirHandler&lt;/className&gt;</text:p>
      <text:p text:style-name="P4"></text:p>
      <text:p text:style-name="P4"><text:s text:c="12"/>&lt;initialContextFactory&gt;com.sun.jndi.ldap.LdapCtxFactory&lt;/initialContextFactory&gt;</text:p>
      <text:p text:style-name="P4"><text:s text:c="12"/>&lt;providerUrl&gt;ldap://localhost:10389/&lt;/providerUrl&gt;</text:p>
      <text:p text:style-name="P4"></text:p>
      <text:p text:style-name="P4"><text:soft-page-break/><text:s text:c="12"/>&lt;baseDn&gt;ou=public,ou=addrbooks,dc=bedework,dc=org&lt;/baseDn&gt;</text:p>
      <text:p text:style-name="P4"></text:p>
      <text:p text:style-name="P4"><text:s text:c="12"/>&lt;queryLimit&gt;1000&lt;/queryLimit&gt;</text:p>
      <text:p text:style-name="P4"></text:p>
      <text:p text:style-name="P4"><text:s text:c="12"/>&lt;attrIds&gt;&lt;/attrIds&gt;</text:p>
      <text:p text:style-name="P4"></text:p>
      <text:p text:style-name="P4"><text:s text:c="12"/>&lt;folderObjectClass&gt;organizationalUnit&lt;/folderObjectClass&gt;</text:p>
      <text:p text:style-name="P4"><text:s text:c="12"/>&lt;addressbookObjectClass&gt;addressBook&lt;/addressbookObjectClass&gt;</text:p>
      <text:p text:style-name="P4"><text:s text:c="12"/>&lt;addressbookEntryObjectClass&gt;inetOrgPerson&lt;/addressbookEntryObjectClass&gt;</text:p>
      <text:p text:style-name="P4"></text:p>
      <text:p text:style-name="P4"><text:s text:c="12"/>&lt;folderIdAttr&gt;ou&lt;/folderIdAttr&gt;</text:p>
      <text:p text:style-name="P4"><text:s text:c="12"/>&lt;addressbookIdAttr&gt;ou&lt;/addressbookIdAttr&gt;</text:p>
      <text:p text:style-name="P4"><text:s text:c="12"/>&lt;addressbookEntryIdAttr&gt;cn&lt;/addressbookEntryIdAttr&gt;</text:p>
      <text:p text:style-name="P4"></text:p>
      <text:p text:style-name="P4"><text:s text:c="12"/>&lt;authDn&gt;uid=admin,ou=system&lt;/authDn&gt;</text:p>
      <text:p text:style-name="P4"><text:s text:c="12"/>&lt;authPw&gt;secret&lt;/authPw&gt;</text:p>
      <text:p text:style-name="P4"><text:s text:c="12"/>&lt;debug&gt;true&lt;/debug&gt;</text:p>
      <text:p text:style-name="P4"><text:s text:c="10"/>&lt;/public-dirHandler&gt;</text:p>
      <text:p text:style-name="P4"><text:s text:c="8"/>&lt;/dirhandlers&gt;</text:p>
      <text:p text:style-name="P4"><text:s text:c="6"/>&lt;/global&gt;</text:p>
      <text:p text:style-name="P4"></text:p>
      <text:p text:style-name="P4"><text:s text:c="6"/>&lt;app&gt;</text:p>
      <text:p text:style-name="P4"><text:s text:c="8"/>&lt;usercarddav classname="org.bedework.carddav.util.CardDAVConfig" &gt;</text:p>
      <text:p text:style-name="P4"><text:s text:c="10"/>&lt;sysintfImpl&gt;org.bedework.carddav.bwserver.BwSysIntfImpl&lt;/sysintfImpl&gt;</text:p>
      <text:p text:style-name="P4"><text:s text:c="10"/>&lt;webaddrServiceURI&gt;/find&lt;/webaddrServiceURI&gt;</text:p>
      <text:p text:style-name="P4"><text:s text:c="10"/>&lt;webaddrPublicAddrbook&gt;/principals/users&lt;/webaddrPublicAddrbook&gt;</text:p>
      <text:p text:style-name="P4"></text:p>
      <text:p text:style-name="P4"><text:s text:c="10"/>&lt;directoryBrowsingDisallowed&gt;false&lt;/directoryBrowsingDisallowed&gt;</text:p>
      <text:p text:style-name="P4"></text:p>
      <text:p text:style-name="P4"><text:s text:c="10"/>&lt;defaultAddressbook&gt;address-book&lt;/defaultAddressbook&gt;</text:p>
      <text:p text:style-name="P4"></text:p>
      <text:p text:style-name="P4"><text:s text:c="10"/>&lt;addressBookHandlerPrefix&gt;/user&lt;/addressBookHandlerPrefix&gt;</text:p>
      <text:p text:style-name="P4"></text:p>
      <text:p text:style-name="P4"><text:s text:c="10"/>&lt;principalRoot&gt;/principals&lt;/principalRoot&gt;</text:p>
      <text:p text:style-name="P4"><text:s text:c="10"/>&lt;userPrincipalRoot&gt;/principals/users&lt;/userPrincipalRoot&gt;</text:p>
      <text:p text:style-name="P4"><text:s text:c="10"/>&lt;groupPrincipalRoot&gt;/principals/groups&lt;/groupPrincipalRoot&gt;</text:p>
      <text:p text:style-name="P4"><text:s text:c="10"/>&lt;resourcePrincipalRoot&gt;/principals/resources&lt;/resourcePrincipalRoot&gt;</text:p>
      <text:p text:style-name="P4"><text:s text:c="10"/>&lt;venuePrincipalRoot&gt;/principals/locations&lt;/venuePrincipalRoot&gt;</text:p>
      <text:p text:style-name="P4"><text:s text:c="10"/>&lt;ticketPrincipalRoot&gt;/principals/tickets&lt;/ticketPrincipalRoot&gt;</text:p>
      <text:p text:style-name="P4"><text:s text:c="10"/>&lt;hostPrincipalRoot&gt;/principals/hosts&lt;/hostPrincipalRoot&gt;</text:p>
      <text:p text:style-name="P4"><text:s text:c="8"/>&lt;/usercarddav&gt;</text:p>
      <text:p text:style-name="P4"></text:p>
      <text:p text:style-name="P4"><text:s text:c="8"/>&lt;pubcarddav classname="org.bedework.carddav.util.CardDAVConfig" &gt;</text:p>
      <text:p text:style-name="P4"><text:s text:c="10"/>&lt;sysintfImpl&gt;org.bedework.carddav.bwserver.BwSysIntfImpl&lt;/sysintfImpl&gt;</text:p>
      <text:p text:style-name="P4"><text:s text:c="10"/>&lt;webaddrServiceURI&gt;/find&lt;/webaddrServiceURI&gt;</text:p>
      <text:p text:style-name="P4"><text:s text:c="10"/>&lt;webaddrPublicAddrbook&gt;/principals/users&lt;/webaddrPublicAddrbook&gt;</text:p>
      <text:p text:style-name="P4"></text:p>
      <text:p text:style-name="P4"><text:s text:c="10"/>&lt;directoryBrowsingDisallowed&gt;false&lt;/directoryBrowsingDisallowed&gt;</text:p>
      <text:p text:style-name="P4"></text:p>
      <text:p text:style-name="P4"><text:s text:c="10"/>&lt;defaultAddressbook&gt;address-book&lt;/defaultAddressbook&gt;</text:p>
      <text:p text:style-name="P4"></text:p>
      <text:p text:style-name="P4"><text:s text:c="10"/>&lt;addressBookHandlerPrefix&gt;/public&lt;/addressBookHandlerPrefix&gt;</text:p>
      <text:p text:style-name="P4"></text:p>
      <text:p text:style-name="P4"><text:s text:c="10"/>&lt;principalRoot&gt;/principals&lt;/principalRoot&gt;</text:p>
      <text:p text:style-name="P4"><text:s text:c="10"/>&lt;userPrincipalRoot&gt;/principals/users&lt;/userPrincipalRoot&gt;</text:p>
      <text:p text:style-name="P4"><text:s text:c="10"/>&lt;groupPrincipalRoot&gt;/principals/groups&lt;/groupPrincipalRoot&gt;</text:p>
      <text:p text:style-name="P4"><text:s text:c="10"/>&lt;resourcePrincipalRoot&gt;/principals/resources&lt;/resourcePrincipalRoot&gt;</text:p>
      <text:p text:style-name="P4"><text:s text:c="10"/>&lt;venuePrincipalRoot&gt;/principals/locations&lt;/venuePrincipalRoot&gt;</text:p>
      <text:p text:style-name="P4"><text:s text:c="10"/>&lt;ticketPrincipalRoot&gt;/principals/tickets&lt;/ticketPrincipalRoot&gt;</text:p>
      <text:p text:style-name="P4"><text:s text:c="10"/>&lt;hostPrincipalRoot&gt;/principals/hosts&lt;/hostPrincipalRoot&gt;</text:p>
      <text:p text:style-name="P4"><text:s text:c="8"/>&lt;/pubcarddav&gt;</text:p>
      <text:p text:style-name="P4"><text:s text:c="6"/>&lt;/app&gt;</text:p>
      <text:p text:style-name="P4"><text:s text:c="4"/>&lt;/bedework&gt;</text:p>
      <text:p text:style-name="P4"><text:s text:c="2"/>&lt;/org&gt;</text:p>
      <text:p text:style-name="P4">&lt;/bedework-options&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6T15:10:52</meta:creation-date>
    <dc:date>2009-09-16T15:52:26</dc:date>
    <meta:editing-duration>PT00H41M34S</meta:editing-duration>
    <meta:editing-cycles>2</meta:editing-cycles>
    <meta:generator>OpenOffice.org/3.0$Unix OpenOffice.org_project/300m15$Build-9379</meta:generator>
    <meta:document-statistic meta:table-count="0" meta:image-count="0" meta:object-count="0" meta:page-count="5" meta:paragraph-count="244" meta:word-count="793" meta:character-count="11796"/>
    <meta:user-defined meta:name="Info 1"/>
    <meta:user-defined meta:name="Info 2"/>
    <meta:user-defined meta:name="Info 3"/>
    <meta:user-defined meta:name="Info 4"/>
  </office:meta>
</office:document-meta>
</file>